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cccc" draw:textarea-vertical-align="middle"/>
    </style:style>
    <style:style style:name="gr2" style:family="graphic" style:parent-style-name="standard">
      <style:graphic-properties draw:fill="solid" draw:fill-color="#ccffff" draw:textarea-vertical-align="middle"/>
    </style:style>
    <style:style style:name="gr3" style:family="graphic" style:parent-style-name="standard">
      <style:graphic-properties draw:fill="solid" draw:fill-color="#ccffcc" draw:textarea-vertical-align="middle"/>
    </style:style>
    <style:style style:name="gr4" style:family="graphic" style:parent-style-name="standard">
      <style:graphic-properties draw:fill="solid" draw:fill-color="#ffffcc" draw:textarea-vertical-align="middle"/>
    </style:style>
    <style:style style:name="gr5" style:family="graphic" style:parent-style-name="standard">
      <style:graphic-properties draw:fill="solid" draw:fill-color="#ffffff"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writing-mode="lr-tb"/>
      <style:text-properties fo:font-family="'Courier New'" style:font-family-generic="modern" style:font-pitch="fixed"/>
    </style:style>
    <style:style style:name="P2" style:family="paragraph">
      <style:paragraph-properties fo:text-align="center" style:writing-mode="lr-tb"/>
      <style:text-properties fo:font-family="'Courier New'" style:font-family-generic="modern" style:font-pitch="fixed" fo:font-size="12pt" style:font-size-asian="12pt" style:font-size-complex="12pt"/>
    </style:style>
    <style:style style:name="P3" style:family="paragraph">
      <style:paragraph-properties fo:text-align="center"/>
    </style:style>
    <style:style style:name="P4" style:family="paragraph">
      <style:paragraph-properties fo:text-align="center" style:writing-mode="lr-tb"/>
    </style:style>
    <style:style style:name="T1" style:family="text">
      <style:text-properties fo:font-family="'Courier New'" style:font-family-generic="modern" style:font-pitch="fixed" fo:font-size="16pt" fo:font-weight="bold" style:font-size-asian="16pt" style:font-weight-asian="bold" style:font-size-complex="16pt" style:font-weight-complex="bold"/>
    </style:style>
    <style:style style:name="T2" style:family="text">
      <style:text-properties fo:font-family="'Courier New'" style:font-family-generic="modern" style:font-pitch="fixed"/>
    </style:style>
    <style:style style:name="T3" style:family="text">
      <style:text-properties fo:font-family="'Courier New'" style:font-family-generic="modern" style:font-pitch="fixed" fo:font-size="14pt" style:font-size-asian="14pt" style:font-size-complex="14pt"/>
    </style:style>
    <style:style style:name="T4" style:family="text">
      <style:text-properties fo:font-family="'Courier New'" style:font-family-generic="modern" style:font-pitch="fixed" fo:font-size="12pt" style:font-size-asian="12pt" style:font-size-complex="12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1" draw:id="id1" draw:layer="layout" svg:width="3cm" svg:height="1.6cm" svg:x="3cm" svg:y="2.3cm">
          <text:p text:style-name="P1"><text:span text:style-name="T1">Clock</text:span><text:span text:style-name="T2"><text:line-break/></text:span><text:span text:style-name="T3">(clock.c)</text:span></text:p>
        </draw:rect>
        <draw:rect draw:style-name="gr2" draw:text-style-name="P1" xml:id="id2" draw:id="id2" draw:layer="layout" svg:width="3cm" svg:height="2.1cm" svg:x="3cm" svg:y="5.8cm">
          <text:p text:style-name="P1"><text:span text:style-name="T1">CPU</text:span><text:span text:style-name="T2"><text:line-break/></text:span><text:span text:style-name="T3">(cpu.c)</text:span></text:p>
        </draw:rect>
        <draw:rect draw:style-name="gr3" draw:text-style-name="P1" xml:id="id4" draw:id="id4" draw:layer="layout" svg:width="3.5cm" svg:height="2.1cm" svg:x="7.2cm" svg:y="5.8cm">
          <text:p text:style-name="P1"><text:span text:style-name="T1">Memory</text:span><text:span text:style-name="T1"><text:line-break/></text:span><text:span text:style-name="T1">Interface</text:span><text:span text:style-name="T2"><text:line-break/></text:span><text:span text:style-name="T3">(mem.c)</text:span></text:p>
        </draw:rect>
        <draw:rect draw:style-name="gr4" draw:text-style-name="P1" xml:id="id3" draw:id="id3" draw:layer="layout" svg:width="3cm" svg:height="1.6cm" svg:x="12cm" svg:y="2.3cm">
          <text:p text:style-name="P1"><text:span text:style-name="T1">KBD</text:span><text:span text:style-name="T2"><text:line-break/></text:span><text:span text:style-name="T3">(kbd.c)</text:span></text:p>
        </draw:rect>
        <draw:rect draw:style-name="gr4" draw:text-style-name="P1" xml:id="id5" draw:id="id5" draw:layer="layout" svg:width="3cm" svg:height="1.6cm" svg:x="12cm" svg:y="4.6cm">
          <text:p text:style-name="P1"><text:span text:style-name="T1">VGA</text:span><text:span text:style-name="T2"><text:line-break/></text:span><text:span text:style-name="T3">(vga.c)</text:span></text:p>
        </draw:rect>
        <draw:rect draw:style-name="gr4" draw:text-style-name="P1" xml:id="id6" draw:id="id6" draw:layer="layout" svg:width="3cm" svg:height="1.6cm" svg:x="12cm" svg:y="7.4cm">
          <text:p text:style-name="P1"><text:span text:style-name="T1">ROM</text:span><text:span text:style-name="T2"><text:line-break/></text:span><text:span text:style-name="T3">(mem.c)</text:span></text:p>
        </draw:rect>
        <draw:rect draw:style-name="gr4" draw:text-style-name="P1" xml:id="id7" draw:id="id7" draw:layer="layout" svg:width="3cm" svg:height="1.6cm" svg:x="12cm" svg:y="9.7cm">
          <text:p text:style-name="P1"><text:span text:style-name="T1">RAM</text:span><text:span text:style-name="T2"><text:line-break/></text:span><text:span text:style-name="T3">(mem.c)</text:span></text:p>
        </draw:rect>
        <draw:rect draw:style-name="gr5" draw:text-style-name="P2" xml:id="id8" draw:id="id8" draw:layer="layout" svg:width="4.2cm" svg:height="0.8cm" svg:x="15.7cm" svg:y="7.8cm">
          <text:p text:style-name="P2"><text:span text:style-name="T4">font8x16.fon</text:span></text:p>
        </draw:rect>
        <draw:connector draw:style-name="gr6" draw:text-style-name="P3" draw:layer="layout" svg:x1="4.5cm" svg:y1="3.9cm" svg:x2="4.5cm" svg:y2="5.8cm" draw:start-shape="id1" draw:start-glue-point="2" draw:end-shape="id2" draw:end-glue-point="0" svg:d="m4500 3900v1900">
          <text:p/>
        </draw:connector>
        <draw:connector draw:style-name="gr6" draw:text-style-name="P3" draw:layer="layout" draw:line-skew="-0.499cm" svg:x1="4.5cm" svg:y1="2.3cm" svg:x2="13.5cm" svg:y2="2.3cm" draw:start-shape="id1" draw:start-glue-point="0" draw:end-shape="id3" draw:end-glue-point="0" svg:d="m4500 2300v-1000h9000v1000">
          <text:p/>
        </draw:connector>
        <draw:connector draw:style-name="gr7" draw:text-style-name="P3" draw:layer="layout" svg:x1="6cm" svg:y1="6.85cm" svg:x2="7.2cm" svg:y2="6.85cm" draw:start-shape="id2" draw:start-glue-point="1" draw:end-shape="id4" draw:end-glue-point="3" svg:d="m6000 6850h1200">
          <text:p/>
        </draw:connector>
        <draw:connector draw:style-name="gr7" draw:text-style-name="P3" draw:layer="layout" svg:x1="10.7cm" svg:y1="6.85cm" svg:x2="12cm" svg:y2="3.1cm" draw:start-shape="id4" draw:start-glue-point="1" draw:end-shape="id3" draw:end-glue-point="3" svg:d="m10700 6850h650v-3750h650">
          <text:p/>
        </draw:connector>
        <draw:connector draw:style-name="gr7" draw:text-style-name="P3" draw:layer="layout" svg:x1="10.7cm" svg:y1="6.85cm" svg:x2="12cm" svg:y2="5.4cm" draw:start-shape="id4" draw:start-glue-point="1" draw:end-shape="id5" svg:d="m10700 6850h650v-1450h650">
          <text:p/>
        </draw:connector>
        <draw:connector draw:style-name="gr7" draw:text-style-name="P3" draw:layer="layout" svg:x1="10.7cm" svg:y1="6.85cm" svg:x2="12cm" svg:y2="8.2cm" draw:start-shape="id4" draw:start-glue-point="1" draw:end-shape="id6" svg:d="m10700 6850h650v1350h650">
          <text:p/>
        </draw:connector>
        <draw:connector draw:style-name="gr7" draw:text-style-name="P3" draw:layer="layout" svg:x1="10.7cm" svg:y1="6.85cm" svg:x2="12cm" svg:y2="10.5cm" draw:start-shape="id4" draw:start-glue-point="1" draw:end-shape="id7" draw:end-glue-point="3" svg:d="m10700 6850h650v3650h650">
          <text:p/>
        </draw:connector>
        <draw:connector draw:style-name="gr6" draw:text-style-name="P3" draw:layer="layout" svg:x1="17.8cm" svg:y1="7.8cm" svg:x2="13.5cm" svg:y2="6.2cm" draw:start-shape="id8" draw:start-glue-point="0" draw:end-shape="id5" draw:end-glue-point="2" svg:d="m17800 7800v-800h-4300v-800">
          <text:p/>
        </draw:connector>
        <draw:custom-shape draw:style-name="gr8" draw:text-style-name="P3" xml:id="id10" draw:id="id10" draw:layer="layout" svg:width="2.5cm" svg:height="2cm" svg:x="16.7cm" svg:y="2.1cm">
          <text:p text:style-name="P4"><text:span text:style-name="T5">Key</text:span></text:p>
          <text:p text:style-name="P4"><text:span text:style-name="T5">press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xml:id="id9" draw:id="id9" draw:layer="layout" svg:width="2.5cm" svg:height="2cm" svg:x="16.7cm" svg:y="4.4cm">
          <text:p text:style-name="P4"><text:span text:style-name="T5">SDL </text:span></text:p>
          <text:p text:style-name="P4"><text:span text:style-name="T5">displa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3" draw:layer="layout" svg:x1="15cm" svg:y1="5.4cm" svg:x2="16.7cm" svg:y2="5.4cm" draw:start-shape="id5" draw:start-glue-point="1" draw:end-shape="id9" draw:end-glue-point="3" svg:d="m15000 5400h1700">
          <text:p/>
        </draw:connector>
        <draw:connector draw:style-name="gr6" draw:text-style-name="P3" draw:layer="layout" svg:x1="16.7cm" svg:y1="3.1cm" svg:x2="15cm" svg:y2="3.1cm" draw:start-shape="id10" draw:start-glue-point="3" draw:end-shape="id3" draw:end-glue-point="1" svg:d="m16700 3100h-17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ostafa Abd El-Aziz</meta:initial-creator>
    <meta:creation-date>2015-09-03T20:08:25</meta:creation-date>
    <dc:date>2015-09-03T20:21:31</dc:date>
    <dc:creator>Mostafa Abd El-Aziz</dc:creator>
    <meta:editing-duration>PT13M6S</meta:editing-duration>
    <meta:editing-cycles>3</meta:editing-cycles>
    <meta:generator>OpenOffice/4.0.1$Unix OpenOffice.org_project/401m5$Build-9714</meta:generator>
    <meta:document-statistic meta:object-count="20"/>
  </office:meta>
</office:document-meta>
</file>